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353535" style:font-name="AppleSystemUIFont" fo:font-size="12pt" style:font-size-asian="12pt"/>
    </style:style>
    <style:style style:name="P2" style:family="paragraph" style:parent-style-name="Standard" style:list-style-name="WWNum1"/>
    <style:style style:name="P3" style:family="paragraph" style:parent-style-name="Standard" style:list-style-name="WWNum2"/>
    <style:style style:name="P4" style:family="paragraph" style:parent-style-name="Standard" style:list-style-name="WWNum2">
      <style:text-properties officeooo:paragraph-rsid="001b5df4"/>
    </style:style>
    <style:style style:name="P5" style:family="paragraph" style:parent-style-name="Standard" style:list-style-name="WWNum3"/>
    <style:style style:name="P6" style:family="paragraph" style:parent-style-name="Standard" style:list-style-name="WWNum3">
      <style:text-properties officeooo:paragraph-rsid="001c9757"/>
    </style:style>
    <style:style style:name="P7" style:family="paragraph" style:parent-style-name="Standard" style:list-style-name="WWNum1">
      <style:text-properties officeooo:rsid="0016ef3a" officeooo:paragraph-rsid="0016ef3a"/>
    </style:style>
    <style:style style:name="P8" style:family="paragraph" style:parent-style-name="Standard" style:list-style-name="WWNum1">
      <style:text-properties officeooo:rsid="0016ef3a" officeooo:paragraph-rsid="00197724"/>
    </style:style>
    <style:style style:name="P9" style:family="paragraph" style:parent-style-name="Standard">
      <style:text-properties officeooo:rsid="0016ef3a" officeooo:paragraph-rsid="0016ef3a"/>
    </style:style>
    <style:style style:name="P10" style:family="paragraph" style:parent-style-name="Standard" style:list-style-name="WWNum1">
      <style:text-properties officeooo:rsid="00197724" officeooo:paragraph-rsid="00197724"/>
    </style:style>
    <style:style style:name="P11" style:family="paragraph" style:parent-style-name="Standard">
      <style:text-properties style:text-underline-style="solid" style:text-underline-width="auto" style:text-underline-color="font-color" fo:font-weight="bold" officeooo:rsid="00197724" officeooo:paragraph-rsid="00197724" style:font-weight-asian="bold" style:font-weight-complex="bold"/>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style:text-underline-style="none" fo:font-weight="normal" officeooo:rsid="001b5df4" officeooo:paragraph-rsid="001b5df4"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fo:font-size="12pt" officeooo:paragraph-rsid="001b5df4" style:font-size-asian="12pt"/>
    </style:style>
    <style:style style:name="P16" style:family="paragraph" style:parent-style-name="Standard" style:list-style-name="WWNum2">
      <style:text-properties officeooo:rsid="001b5df4" officeooo:paragraph-rsid="001b5df4"/>
    </style:style>
    <style:style style:name="P17" style:family="paragraph" style:parent-style-name="Standard" style:list-style-name="WWNum2">
      <style:text-properties officeooo:rsid="001c9757" officeooo:paragraph-rsid="001c9757"/>
    </style:style>
    <style:style style:name="P18" style:family="paragraph" style:parent-style-name="Standard" style:list-style-name="WWNum3">
      <style:text-properties officeooo:rsid="001c9757" officeooo:paragraph-rsid="001c9757"/>
    </style:style>
    <style:style style:name="T1" style:family="text">
      <style:text-properties fo:color="#353535" style:font-name="AppleSystemUIFont" fo:font-size="12pt" style:font-size-asian="12pt"/>
    </style:style>
    <style:style style:name="T2" style:family="text">
      <style:text-properties fo:color="#353535" style:font-name="AppleSystemUIFont" fo:font-size="12pt" officeooo:rsid="0016ef3a" style:font-size-asian="12pt"/>
    </style:style>
    <style:style style:name="T3" style:family="text">
      <style:text-properties fo:color="#353535" style:font-name="AppleSystemUIFont" fo:font-size="12pt" officeooo:rsid="00197724" style:font-size-asian="12pt"/>
    </style:style>
    <style:style style:name="T4" style:family="text">
      <style:text-properties fo:color="#353535" style:font-name="AppleSystemUIFont" fo:font-size="12pt" officeooo:rsid="001b5df4" style:font-size-asian="12pt"/>
    </style:style>
    <style:style style:name="T5" style:family="text">
      <style:text-properties fo:color="#353535" style:font-name="AppleSystemUIFont" fo:font-size="12pt" officeooo:rsid="001c9757" style:font-size-asian="12pt"/>
    </style:style>
    <style:style style:name="T6" style:family="text">
      <style:text-properties fo:color="#353535" style:font-name="AppleSystemUIFont"/>
    </style:style>
    <style:style style:name="T7" style:family="text">
      <style:text-properties fo:color="#353535" style:font-name="AppleSystemUIFont" officeooo:rsid="001b5df4"/>
    </style:style>
    <style:style style:name="T8" style:family="text">
      <style:text-properties fo:color="#353535" style:font-name="AppleSystemUIFont" style:text-underline-style="none" fo:font-weight="normal" officeooo:rsid="001b5df4"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6">Gesamtstufen-Konfer</text:span><text:span text:style-name="T7">en</text:span><text:span text:style-name="T6">z</text:span></text:p>
      <text:p text:style-name="P14"><text:span text:style-name="T6">der</text:span></text:p>
      <text:p text:style-name="P14"><text:span text:style-name="T6">Fröbelschule Offenbach</text:span></text:p>
      <text:p text:style-name="P14"><text:span text:style-name="T6"/></text:p>
      <text:p text:style-name="P14"><text:span text:style-name="T1">am </text:span><text:span text:style-name="T2">06</text:span><text:span text:style-name="T1">. </text:span><text:span text:style-name="T2">Juni</text:span><text:span text:style-name="T1"> 2018</text:span></text:p>
      <text:p text:style-name="P14"><text:span text:style-name="T6"/></text:p>
      <text:p text:style-name="P15"><text:span text:style-name="T8">Bericht des IT-Beauftragten</text:span></text:p>
      <text:p text:style-name="P12"><text:span text:style-name="T1"/></text:p>
      <text:p text:style-name="P12"><text:span text:style-name="T1"/></text:p>
      <text:p text:style-name="P1"/>
      <text:p text:style-name="P11"><text:span text:style-name="T1">Neuerungen</text:span></text:p>
      <text:p text:style-name="P11"><text:span text:style-name="T1"/></text:p>
      <text:list xml:id="list1192853665" text:style-name="WWNum1">
        <text:list-item>
          <text:p text:style-name="P2"><text:span text:style-name="T1">WLAN</text:span></text:p>
          <text:p text:style-name="P7"><text:span text:style-name="T1">Die Räume A.1.04, A.1.05, A.1.06, A.2.04, … sind an das WLAN angebunden. Die SSID ist „FS-Hotspot“. Das Passwort ist „Froebel_2017“. Der Zugang über FS-HOTSPOT-1 ist nach wie vor aktiv.</text:span></text:p>
          <text:p text:style-name="P7"><text:span text:style-name="T1">Die Anbindung der restlichen Klassenräume wird über die Sommerferien angestrebt.</text:span></text:p>
        </text:list-item>
      </text:list>
      <text:p text:style-name="P9"><text:span text:style-name="T1"/></text:p>
      <text:list xml:id="list123434408458835" text:continue-numbering="true" text:style-name="WWNum1">
        <text:list-item>
          <text:p text:style-name="P2"><text:span text:style-name="T1">PC im Lehrerzimmer</text:span></text:p>
          <text:p text:style-name="P7"><text:span text:style-name="T1">Im Lehrerzimmer steht ein PC für unterrichtsvorbereitende Arbeiten und Bürotätigkeiten der Lehre zur Verfügung. Er ist an das www, das Intranet der Schule und damit an die freigegebenen Ordner auf FSUSERV und die Drucker angebunden. Wünsche und Anregungen diese Rechner betreffend bitte an meine e-Mail Adresse.</text:span></text:p>
          <text:p text:style-name="P7"><text:span text:style-name="T1"/></text:p>
        </text:list-item>
        <text:list-item>
          <text:p text:style-name="P2"><text:span text:style-name="T1">Drucker</text:span></text:p>
          <text:p text:style-name="P8"><text:span text:style-name="T1">Im Besprechungsraum sind ein schwarz/weiß Drucker und ein Farbdrucker durch das Schulamt bereitgestellt worden. Diese Drucker sind über das lokale Netzwerk erreichbar. Drucken können alle Geräte, die auch im LAN eingewählt sind. Treiber für die Geräte gibt es für alle gängigen Betriebssysteme, also für iOS, MS-Windows und Android. </text:span><text:span text:style-name="T3">Mit anderen Worten: Das Drucken ist sowohl von den PCs als auch von den mobilen Geräten, wie den Laptops und den Ipads, aber auch von den privaten Mobiltelefonen der Lehrer vorgesehen. </text:span></text:p>
          <text:p text:style-name="P8"><text:span text:style-name="T3"/></text:p>
          <text:p text:style-name="P8"><text:span text:style-name="T3">ACHTUNG!</text:span></text:p>
          <text:p text:style-name="P10"><text:span text:style-name="T3">E</text:span><text:span text:style-name="T1">s gibt keine technische Einschränkung auf die Druckdienste. Der einzige Schutz vor Missbrauch durch Dritte ist der Passwortschutz des WLAN-Zugangs.</text:span></text:p>
          <text:p text:style-name="P7"><text:span text:style-name="T1"/></text:p>
          <text:list>
            <text:list-item>
              <text:p text:style-name="P2"><text:span text:style-name="T1">Druckerpatronen</text:span></text:p>
              <text:p text:style-name="P10"><text:span text:style-name="T1">Frau Hoffmann hat bereits auf die enormen Kosten hingewiesen, die für die Unterhaltung der Drucker anfallen. Für die Druckpatronen des Farbdruckers sind dies mehrere Hundert Euro. Sie hat auch darauf hingewiesen, dass ihr bisher nicht bekannt ist, wer für diese Kosten aufkommt.</text:span></text:p>
              <text:p text:style-name="P10"><text:span text:style-name="T1">Im Lehrerkollegium ist die Idee einer Drucker- und Kopierkasse zu diskutieren.</text:span></text:p>
              <text:p text:style-name="P10"><text:span text:style-name="T1"/></text:p>
            </text:list-item>
            <text:list-item>
              <text:p text:style-name="P2"><text:span text:style-name="T1">Stromsparmodus</text:span></text:p>
              <text:list>
                <text:list-item>
                  <text:p text:style-name="P2"><text:span text:style-name="T1">Leistungsaufnahme von 6.1 Watt</text:span></text:p>
                </text:list-item>
                <text:list-item>
                  <text:p text:style-name="P2"><text:span text:style-name="T1">1 Jahr Dauerbetrieb entspricht 4kWh</text:span></text:p>
                  <text:list>
                    <text:list-item>
                      <text:p text:style-name="P2"><text:span text:style-name="T1">0.80 €</text:span></text:p>
                    </text:list-item>
                    <text:list-item>
                      <text:p text:style-name="P2"><text:span text:style-name="T1">1-2 Waschgänge</text:span></text:p>
                    </text:list-item>
                  </text:list>
                </text:list-item>
                <text:list-item>
                  <text:p text:style-name="P2"><text:span text:style-name="T1">Bitte nicht ausschalten!!!</text:span></text:p>
                </text:list-item>
              </text:list>
            </text:list-item>
            <text:list-item>
              <text:p text:style-name="P2"><text:span text:style-name="T1">Papier liegt im Besprechungsraum oben auf den Regalen</text:span></text:p>
            </text:list-item>
          </text:list>
        </text:list-item>
      </text:list>
      <text:p text:style-name="Standard"><text:span text:style-name="T1"/></text:p>
      <text:list xml:id="list123434958552763" text:continue-numbering="true" text:style-name="WWNum1">
        <text:list-item>
          <text:p text:style-name="P2"><text:soft-page-break/><text:span text:style-name="T1">Klassen-PCs</text:span></text:p>
          <text:p text:style-name="P10"><text:span text:style-name="T1">Folgende Klassen sind mit neuen PCs ausgestattet worden:</text:span></text:p>
          <text:list>
            <text:list-item>
              <text:p text:style-name="P2"><text:span text:style-name="T1">Loria, Pfad und Rupp</text:span></text:p>
            </text:list-item>
            <text:list-item>
              <text:p text:style-name="P2"><text:span text:style-name="T1">Weiss und Schirmer sind derzeit leider nicht funktionsfähig</text:span></text:p>
            </text:list-item>
          </text:list>
        </text:list-item>
        <text:list-item>
          <text:p text:style-name="P2"><text:span text:style-name="T1">Website</text:span></text:p>
          <text:list>
            <text:list-header>
              <text:p text:style-name="P2"><text:span text:style-name="T1">Es ist geplant, die Website zu einem Provider des Stadtschulamtes umzuziehen. </text:span><text:span text:style-name="T3">Die Vorbereitungen dafür sind soweit abgeschlossen. Wir warten derzeit auf Rückmeldung von dem derzeitigen Provider</text:span></text:p>
            </text:list-header>
          </text:list>
        </text:list-item>
      </text:list>
      <text:p text:style-name="P1"/>
      <text:p text:style-name="Standard"><text:span text:style-name="T1">IPADs</text:span></text:p>
      <text:list xml:id="list3854495365" text:style-name="WWNum2">
        <text:list-item>
          <text:p text:style-name="P3"><text:span text:style-name="T1">Bitte Ordnung halten!</text:span></text:p>
          <text:p text:style-name="P16"><text:span text:style-name="T1">Auch wichtig, wenn Integrationsassistenten die IPADs hohlen</text:span></text:p>
          <text:p text:style-name="P16"><text:span text:style-name="T1"/></text:p>
        </text:list-item>
        <text:list-item>
          <text:p text:style-name="P3"><text:span text:style-name="T1">Speicherverwaltung</text:span></text:p>
          <text:list>
            <text:list-header>
              <text:p text:style-name="P4"><text:span text:style-name="T4">Es gab Anfragen, die eine Einschränkung der Funktionsfähigkeit, insbesondere in Bezug auf das Installieren neuer Apps, und die Reaktionsgeschwindigkeit der Geräte betraf. Der Grund hierfür kann sein und ist häufig, dass der Speicher vollgelaufen ist.</text:span></text:p>
              <text:p text:style-name="P16"><text:span text:style-name="T1">Dem kann man begegnen, indem man folgende Interventionen startet:</text:span></text:p>
              <text:p text:style-name="P16"><text:span text:style-name="T1"/></text:p>
            </text:list-header>
            <text:list-item>
              <text:p text:style-name="P3"><text:span text:style-name="T1">Bilder und Videos sollten möglichst schnell auf einem Archiv gespeichert werden, insbesondere wegen drohendem Datenverlust. </text:span><text:span text:style-name="T4">Ein solches Archiv muss derzeit von den Lehrern privat und entsprechend der Datenschutzverordnungen gehalten werden. Soweit mir bekannt ist gelten hier für die Schulen eigene Bestimmungen. Wer sich absichern möchte, muss mit der Rechstabteilung des Stadtschulamtes Verbindung aufnehmen und </text:span><text:span text:style-name="T5">die Verantwortlichkeiten klären.</text:span></text:p>
            </text:list-item>
            <text:list-item>
              <text:p text:style-name="P3"><text:span text:style-name="T1">Apps können ausgelagert werden</text:span></text:p>
              <text:p text:style-name="P3"><text:span text:style-name="T1"/></text:p>
            </text:list-item>
          </text:list>
        </text:list-item>
        <text:list-item>
          <text:p text:style-name="P3"><text:span text:style-name="T1">Zentrale Verwaltung</text:span></text:p>
          <text:list>
            <text:list-header>
              <text:p text:style-name="P17"><text:span text:style-name="T1">Wir arbeiten derzeit intensiv an einem Konzept für eine zentrale Verwaltung der Ipads. Konfigurationen sollen übertragbar sein und die Rechte eingeschränkt. Dies ist notwendig um einerseits den Aufwand so gering wie möglich zu halten und andererseits um z.B. Änderungen durch Unbefugte, wie z.B. Schülern, vorzubeugen.</text:span></text:p>
              <text:p text:style-name="P17"><text:span text:style-name="T1"/></text:p>
            </text:list-header>
            <text:list-item>
              <text:p text:style-name="P3"><text:span text:style-name="T1">IPAD-Koffer</text:span></text:p>
              <text:p text:style-name="P17"><text:span text:style-name="T1">Die IPads aus dem Koffer sind zentral verwaltet und können als „Klassensatz“ verwendet werden. Wünsche und Anregungen die Bestückung betreffend, bitte per e-Mail an mich.</text:span></text:p>
            </text:list-item>
          </text:list>
        </text:list-item>
      </text:list>
      <text:p text:style-name="P1"/>
      <text:p text:style-name="Standard"><text:span text:style-name="T1">Medienkonzept</text:span></text:p>
      <text:p text:style-name="Standard"><text:span text:style-name="T5"/></text:p>
      <text:p text:style-name="Standard"><text:span text:style-name="T5">Derzeit laufen hessenweit verschiedene Projekte, die den Schulen dabei helfen sollen, ihre eigenen Medienkonzepte zu entwickeln.</text:span></text:p>
      <text:p text:style-name="Standard"><text:span text:style-name="T5"/></text:p>
      <text:list xml:id="list2261785870" text:style-name="WWNum3">
        <text:list-item>
          <text:p text:style-name="P6"><text:span text:style-name="T1">Grundidee</text:span></text:p>
          <text:list>
            <text:list-item>
              <text:p text:style-name="P5"><text:span text:style-name="T1">Referenz für die Eltern</text:span></text:p>
            </text:list-item>
            <text:list-item>
              <text:p text:style-name="P5"><text:span text:style-name="T1">Finanzierung neuer Geräte</text:span></text:p>
            </text:list-item>
            <text:list-item>
              <text:p text:style-name="P5"><text:span text:style-name="T1">Hilfestellung für Stufen- und Klassenkonzepte</text:span></text:p>
            </text:list-item>
          </text:list>
          <text:p text:style-name="P5"><text:span text:style-name="T1"/></text:p>
        </text:list-item>
        <text:list-item>
          <text:p text:style-name="P5"><text:span text:style-name="T1">Ausschuss</text:span></text:p>
          <text:list>
            <text:list-item>
              <text:p text:style-name="P5"><text:span text:style-name="T1">Offen für alle</text:span></text:p>
            </text:list-item>
            <text:list-item>
              <text:p text:style-name="P5"><text:span text:style-name="T1">Sankovsky, Schirmer, Eitel, Weiss und Knoke</text:span></text:p>
              <text:p text:style-name="P5"><text:span text:style-name="T1"/></text:p>
            </text:list-item>
          </text:list>
        </text:list-item>
        <text:list-item>
          <text:p text:style-name="P5"><text:soft-page-break/><text:span text:style-name="T1">Wichtige Fragen</text:span></text:p>
          <text:list>
            <text:list-item>
              <text:p text:style-name="P5"><text:span text:style-name="T1">Datenschutz</text:span></text:p>
            </text:list-item>
            <text:list-item>
              <text:p text:style-name="P5"><text:span text:style-name="T1">Datensicherheit</text:span></text:p>
            </text:list-item>
            <text:list-item>
              <text:p text:style-name="P5"><text:span text:style-name="T1">Passwörter</text:span></text:p>
            </text:list-item>
            <text:list-item>
              <text:p text:style-name="P5"><text:span text:style-name="T1">Zugänglichkeit von Ressourcen (WLAN)</text:span></text:p>
              <text:list>
                <text:list-item>
                  <text:p text:style-name="P5"><text:span text:style-name="T1">Lehrer</text:span></text:p>
                </text:list-item>
                <text:list-item>
                  <text:p text:style-name="P5"><text:span text:style-name="T1">Schüler</text:span></text:p>
                </text:list-item>
                <text:list-item>
                  <text:p text:style-name="P5"><text:span text:style-name="T1">Mitarbeiter</text:span></text:p>
                </text:list-item>
              </text:list>
            </text:list-item>
            <text:list-item>
              <text:p text:style-name="P18"><text:span text:style-name="T1">IPad-Koffer </text:span></text:p>
              <text:list>
                <text:list-item>
                  <text:p text:style-name="P18"><text:span text:style-name="T1">Verwendung</text:span></text:p>
                </text:list-item>
                <text:list-item>
                  <text:p text:style-name="P18"><text:span text:style-name="T1">Bestückung</text:span></text:p>
                </text:list-item>
              </text:list>
            </text:list-item>
            <text:list-item>
              <text:p text:style-name="P18"><text:span text:style-name="T1">Interaktive Tafel</text:span></text:p>
              <text:list>
                <text:list-item>
                  <text:p text:style-name="P18"><text:span text:style-name="T1">Verwendung</text:span></text:p>
                </text:list-item>
                <text:list-item>
                  <text:p text:style-name="P18"><text:span text:style-name="T1">Bestückung</text:span></text:p>
                </text:list-item>
              </text:list>
            </text:list-item>
            <text:list-item>
              <text:p text:style-name="P18"><text:span text:style-name="T1">Neuanschaffungen</text:span></text:p>
              <text:list>
                <text:list-item>
                  <text:p text:style-name="P18"><text:span text:style-name="T1">Geräte</text:span></text:p>
                </text:list-item>
                <text:list-item>
                  <text:p text:style-name="P18"><text:span text:style-name="T1">Infrastruktur</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1:44:31.236631971</meta:creation-date>
    <dc:date>2018-05-30T12:32:19.627341431</dc:date>
    <meta:editing-duration>PT12M38S</meta:editing-duration>
    <meta:editing-cycles>2</meta:editing-cycles>
    <meta:generator>LibreOffice/5.4.6.2$MacOSX_X86_64 LibreOffice_project/4014ce260a04f1026ba855d3b8d91541c224eab8</meta:generator>
    <meta:document-statistic meta:table-count="0" meta:image-count="0" meta:object-count="0" meta:page-count="3" meta:paragraph-count="79" meta:word-count="651" meta:character-count="4280" meta:non-whitespace-character-count="3766"/>
  </office:meta>
</office:document-meta>
</file>